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FreeSans" svg:font-family="FreeSans" style:font-family-generic="swiss"/>
    <style:font-face style:name="Liberation Serif" svg:font-family="'Liberation Serif'" style:font-family-generic="swiss"/>
    <style:font-face style:name="OpenSymbol" svg:font-family="OpenSymbol, 'Arial Unicode MS'" style:font-family-generic="swiss"/>
    <style:font-face style:name="TheSansOffice" svg:font-family="TheSansOffice" style:font-family-generic="swiss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7b85f" officeooo:paragraph-rsid="0007b85f"/>
    </style:style>
    <style:style style:name="P2" style:family="paragraph" style:parent-style-name="Text_20_body">
      <style:text-properties officeooo:rsid="0011a2b4" officeooo:paragraph-rsid="002e49f1"/>
    </style:style>
    <style:style style:name="P3" style:family="paragraph" style:parent-style-name="Text_20_body">
      <style:text-properties officeooo:rsid="00125ef2" officeooo:paragraph-rsid="002e49f1"/>
    </style:style>
    <style:style style:name="P4" style:family="paragraph" style:parent-style-name="Text_20_body">
      <style:text-properties officeooo:rsid="00337849" officeooo:paragraph-rsid="00337849"/>
    </style:style>
    <style:style style:name="P5" style:family="paragraph" style:parent-style-name="Heading_20_3">
      <style:text-properties officeooo:paragraph-rsid="002b5378"/>
    </style:style>
    <style:style style:name="P6" style:family="paragraph" style:parent-style-name="Heading_20_2">
      <style:text-properties officeooo:paragraph-rsid="00337849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Heading_20_1">
      <style:text-properties officeooo:paragraph-rsid="001ead74"/>
    </style:style>
    <style:style style:name="P9" style:family="paragraph" style:parent-style-name="Text_20_body">
      <style:text-properties officeooo:rsid="0028876f" officeooo:paragraph-rsid="00337849"/>
    </style:style>
    <style:style style:name="P10" style:family="paragraph" style:parent-style-name="Text_20_body" style:list-style-name="L1">
      <style:text-properties officeooo:rsid="00058faf" officeooo:paragraph-rsid="00058faf"/>
    </style:style>
    <style:style style:name="P11" style:family="paragraph" style:parent-style-name="Text_20_body" style:list-style-name="L1">
      <style:text-properties officeooo:rsid="00337849" officeooo:paragraph-rsid="00337849"/>
    </style:style>
    <style:style style:name="P12" style:family="paragraph" style:parent-style-name="Text_20_body" style:list-style-name="L1">
      <style:text-properties officeooo:rsid="0033cb08" officeooo:paragraph-rsid="0033cb08"/>
    </style:style>
    <style:style style:name="P13" style:family="paragraph" style:parent-style-name="Text_20_body" style:list-style-name="L2">
      <style:text-properties officeooo:rsid="0033cb08" officeooo:paragraph-rsid="0033cb08"/>
    </style:style>
    <style:style style:name="P14" style:family="paragraph" style:parent-style-name="Text_20_body" style:list-style-name="L1">
      <style:text-properties officeooo:rsid="001af015" officeooo:paragraph-rsid="00058faf"/>
    </style:style>
    <style:style style:name="P15" style:family="paragraph" style:parent-style-name="Text_20_body" style:list-style-name="L2">
      <style:text-properties officeooo:rsid="00232c29" officeooo:paragraph-rsid="00232c29"/>
    </style:style>
    <style:style style:name="P16" style:family="paragraph" style:parent-style-name="Text_20_body" style:list-style-name="L2">
      <style:text-properties officeooo:rsid="0005becd" officeooo:paragraph-rsid="00232c29"/>
    </style:style>
    <style:style style:name="P17" style:family="paragraph" style:parent-style-name="Text_20_body" style:list-style-name="L3">
      <style:text-properties officeooo:paragraph-rsid="00352664"/>
    </style:style>
    <style:style style:name="P18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58faf"/>
    </style:style>
    <style:style style:name="T2" style:family="text">
      <style:text-properties officeooo:rsid="00125ef2"/>
    </style:style>
    <style:style style:name="T3" style:family="text">
      <style:text-properties officeooo:rsid="0011a2b4"/>
    </style:style>
    <style:style style:name="T4" style:family="text">
      <style:text-properties officeooo:rsid="0016e7de"/>
    </style:style>
    <style:style style:name="T5" style:family="text">
      <style:text-properties officeooo:rsid="002b5378"/>
    </style:style>
    <style:style style:name="T6" style:family="text">
      <style:text-properties officeooo:rsid="002f4f83"/>
    </style:style>
    <style:style style:name="T7" style:family="text">
      <style:text-properties officeooo:rsid="00335226"/>
    </style:style>
    <style:style style:name="T8" style:family="text">
      <style:text-properties officeooo:rsid="00337849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heSansOffice" fo:font-size="10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ahoma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Module „<text:user-defined style:data-style-name="N0" text:name="Module_Name">autoyast</text:user-defined>“ [<text:user-defined style:data-style-name="N0" text:name="Module_Area">SSA</text:user-defined> <text:user-defined style:data-style-name="N0" text:name="Module_ID">1007</text:user-defined>]</text:h>
      <text:h text:style-name="P6" text:outline-level="2"><office:annotation office:name="__Annotation__615_1413325099"><dc:creator>Nicolas Christener</dc:creator><dc:date>2016-07-21T14:13:27</dc:date><loext:sender-initials>NC</loext:sender-initials><text:p><text:span text:style-name="T9">Management Summary → zur Erstellung der Agenda</text:span></text:p><text:p><text:span text:style-name="T9">Max. fünf Zeile</text:span></text:p><text:p><text:span text:style-name="T9">Was ist das für ein Modul?</text:span></text:p></office:annotation>Modul Kurzbeschreibung<office:annotation-end office:name="__Annotation__615_1413325099"/></text:h>
      <text:p text:style-name="P4">Dieses Modul vermittelt einen Einstieg in die Grundlagen und die Verwendung von autoYaST. Es wird gezeigt, wie eine Konfigurations-Datei für autoyast erstellt und damit ein System automatisch installiert werden kann.</text:p>
      <text:p text:style-name="P9">Die einzelnen Themen werden mit Hands-on Aufgaben und Demos vertieft.</text:p>
      <text:h text:style-name="Heading_20_2" text:outline-level="2">Dauer</text:h>
      <text:p text:style-name="P1"><text:span text:style-name="T8">3</text:span>h</text:p>
      <text:h text:style-name="Heading_20_2" text:outline-level="2">Ziele</text:h>
      <text:p text:style-name="Heading_20_3"><office:annotation office:name="__Annotation__593_1413325099"><dc:creator>Nicolas Christener</dc:creator><dc:date>2016-07-21T14:09:21</dc:date><loext:sender-initials>NC</loext:sender-initials><text:p text:style-name="P18"><text:span text:style-name="T9">Welches theoretische Wissen wird vermittelt</text:span></text:p></office:annotation>Wissen<office:annotation-end office:name="__Annotation__593_1413325099"/></text:p>
      <text:list xml:id="list8130080782465113592" text:style-name="L1">
        <text:list-item>
          <text:p text:style-name="P10"><text:span text:style-name="T7">autoYaST</text:span> <text:span text:style-name="T4">Basics</text:span></text:p>
        </text:list-item>
        <text:list-item>
          <text:p text:style-name="P11">autoYaST Konfiguration</text:p>
        </text:list-item>
        <text:list-item>
          <text:p text:style-name="P11">Verwendung von autoYaST </text:p>
        </text:list-item>
      </text:list>
      <text:p text:style-name="Heading_20_3"><office:annotation office:name="__Annotation__592_1413325099"><dc:creator>Nicolas Christener</dc:creator><dc:date>2016-07-21T14:08:41</dc:date><loext:sender-initials>NC</loext:sender-initials><text:p text:style-name="P18"><text:span text:style-name="T9">Welche praktischen Handgriffe werden erlernt</text:span></text:p></office:annotation>Können<office:annotation-end office:name="__Annotation__592_1413325099"/></text:p>
      <text:list xml:id="list170855483206774" text:continue-numbering="true" text:style-name="L1">
        <text:list-item>
          <text:p text:style-name="P11">autoyast</text:p>
          <text:list>
            <text:list-item>
              <text:p text:style-name="P11">Erstellung einer Konfigurationsdatei</text:p>
            </text:list-item>
            <text:list-item>
              <text:p text:style-name="P12">Automatische Installation mit Konfigurationsdatei</text:p>
            </text:list-item>
          </text:list>
        </text:list-item>
      </text:list>
      <text:p text:style-name="Heading_20_3"><office:annotation office:name="__Annotation__591_1413325099"><dc:creator>Nicolas Christener</dc:creator><dc:date>2016-07-21T14:08:25</dc:date><loext:sender-initials>NC</loext:sender-initials><text:p text:style-name="P18"><text:span text:style-name="T9">Du SOLLST/MUSST zukünftig..</text:span></text:p></office:annotation>Verhalten<office:annotation-end office:name="__Annotation__591_1413325099"/></text:p>
      <text:list xml:id="list170854885064337" text:continue-numbering="true" text:style-name="L1">
        <text:list-item>
          <text:p text:style-name="P14">???</text:p>
        </text:list-item>
      </text:list>
      <text:h text:style-name="Heading_20_2" text:outline-level="2">Voraussetzungen</text:h>
      <text:list xml:id="list6408269245242416787" text:style-name="L2">
        <text:list-item>
          <text:p text:style-name="P15">Installierte Distribution <text:span text:style-name="T5">mit autoYaST2</text:span></text:p>
        </text:list-item>
        <text:list-item>
          <text:p text:style-name="P16">Bash Bedienung</text:p>
        </text:list-item>
        <text:list-item>
          <text:p text:style-name="P13">CLI Editor Bedienung</text:p>
        </text:list-item>
      </text:list>
      <text:h text:style-name="P7" text:outline-level="2">Benutzte Dokumentation</text:h>
      <text:p text:style-name="P5">Externe Referenzen</text:p>
      <text:list xml:id="list3140759520937885631" text:style-name="L3">
        <text:list-item>
          <text:p text:style-name="P17"><text:span text:style-name="T6">SUSE 11 AutoYaST Book<text:line-break/></text:span><text:a xlink:type="simple" xlink:href="https://www.suse.com/documentation/sles11/singlehtml/book_autoyast/book_autoyast.html" text:style-name="Internet_20_link" text:visited-style-name="Visited_20_Internet_20_Link"><text:span text:style-name="T6">https://www.suse.com/documentation/sles11/singlehtml/book_autoyast/book_autoyast.html</text:span></text:a></text:p>
        </text:list-item>
      </text:list>
      <text:h text:style-name="Heading_20_2" text:outline-level="2">Präsentation</text:h>
      <text:p text:style-name="P2">modul_<text:user-defined style:data-style-name="N0" text:name="Module_Name">autoyast</text:user-defined>_<text:user-defined style:data-style-name="N0" text:name="Module_ID">1007</text:user-defined>_<text:span text:style-name="T2">01_slides</text:span>.odp</text:p>
      <text:h text:style-name="Heading_20_2" text:outline-level="2">Demo</text:h>
      <text:p text:style-name="P2">modul_<text:user-defined style:data-style-name="N0" text:name="Module_Name">autoyast</text:user-defined>_<text:user-defined style:data-style-name="N0" text:name="Module_ID">1007</text:user-defined>_<text:span text:style-name="T2">02_</text:span>demo.odp</text:p>
      <text:h text:style-name="Heading_20_2" text:outline-level="2">Übung / <text:span text:style-name="T1">Hands-on</text:span></text:h>
      <text:p text:style-name="P2">modul_<text:user-defined style:data-style-name="N0" text:name="Module_Name">autoyast</text:user-defined>_<text:user-defined style:data-style-name="N0" text:name="Module_ID">1007</text:user-defined>_<text:span text:style-name="T2">03_</text:span>handson.odp</text:p>
      <text:h text:style-name="Heading_20_2" text:outline-level="2">Erfolgskontrolle</text:h>
      <text:p text:style-name="P3">modul_<text:span text:style-name="T3"><text:user-defined style:data-style-name="N0" text:name="Module_Name">autoyast</text:user-defined></text:span>_<text:span text:style-name="T3"><text:user-defined style:data-style-name="N0" text:name="Module_ID">1007</text:user-defined></text:span><text:span text:style-name="T3">_</text:span>04_check.od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FreeSans" svg:font-family="FreeSans" style:font-family-generic="swiss"/>
    <style:font-face style:name="Liberation Serif" svg:font-family="'Liberation Serif'" style:font-family-generic="swiss"/>
    <style:font-face style:name="OpenSymbol" svg:font-family="OpenSymbol, 'Arial Unicode MS'" style:font-family-generic="swiss"/>
    <style:font-face style:name="TheSansOffice" svg:font-family="TheSansOffice" style:font-family-generic="swiss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eSansOffice" fo:font-size="12pt" fo:language="de" fo:country="CH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heSansOffice" fo:font-size="12pt" fo:language="de" fo:country="CH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heSansOffice" fo:font-family="TheSansOffice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heSansOffice" fo:font-family="TheSansOffice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eSansOffice" fo:font-family="TheSansOffice" style:font-family-generic="swiss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swiss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swiss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swiss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Christener</meta:initial-creator>
    <meta:creation-date>2016-07-21T10:56:29.508757770</meta:creation-date>
    <dc:date>2016-08-23T17:06:44.477064245</dc:date>
    <dc:creator>Philipp Marmet</dc:creator>
    <meta:editing-duration>PT3H59M38S</meta:editing-duration>
    <meta:editing-cycles>43</meta:editing-cycles>
    <meta:generator>LibreOffice/5.2.0.4$Linux_X86_64 LibreOffice_project/20m0$Build-4</meta:generator>
    <meta:document-statistic meta:table-count="0" meta:image-count="0" meta:object-count="0" meta:page-count="2" meta:paragraph-count="32" meta:word-count="108" meta:character-count="949" meta:non-whitespace-character-count="883"/>
    <meta:user-defined meta:name="Module_Area">SSA</meta:user-defined>
    <meta:user-defined meta:name="Module_ID">1007</meta:user-defined>
    <meta:user-defined meta:name="Module_Name">autoyast</meta:user-defined>
  </office:meta>
</office:document-meta>
</file>